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" style:family="paragraph" style:parent-style-name="Standard">
      <style:paragraph-properties>
        <style:tab-stops>
          <style:tab-stop style:position="1.588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88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4" style:family="paragraph" style:parent-style-name="Standard">
      <style:paragraph-properties fo:text-align="center" style:justify-single-word="false">
        <style:tab-stops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5" style:family="paragraph" style:parent-style-name="Standard">
      <style:paragraph-properties>
        <style:tab-stops>
          <style:tab-stop style:position="1.588cm"/>
          <style:tab-stop style:position="6.985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6" style:family="paragraph" style:parent-style-name="Standard">
      <style:paragraph-properties>
        <style:tab-stops>
          <style:tab-stop style:position="6.985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7" style:family="paragraph" style:parent-style-name="Standard">
      <style:paragraph-properties>
        <style:tab-stops>
          <style:tab-stop style:position="6.98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text-align="center" style:justify-single-word="false">
        <style:tab-stops>
          <style:tab-stop style:position="6.985cm"/>
        </style:tab-stops>
      </style:paragraph-properties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P9" style:family="paragraph" style:parent-style-name="Standard">
      <style:paragraph-properties>
        <style:tab-stops>
          <style:tab-stop style:position="8.89cm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</style:style>
    <style:style style:name="P11" style:family="paragraph" style:parent-style-name="Standard">
      <style:paragraph-properties>
        <style:tab-stops>
          <style:tab-stop style:position="6.985cm"/>
        </style:tab-stops>
      </style:paragraph-properties>
    </style:style>
    <style:style style:name="P12" style:family="paragraph" style:parent-style-name="Standard">
      <style:paragraph-properties>
        <style:tab-stops>
          <style:tab-stop style:position="6.985cm"/>
          <style:tab-stop style:position="8.89cm"/>
        </style:tab-stops>
      </style:paragraph-properties>
    </style:style>
    <style:style style:name="P13" style:family="paragraph" style:parent-style-name="Standard">
      <style:paragraph-properties fo:text-align="center" style:justify-single-word="false">
        <style:tab-stops>
          <style:tab-stop style:position="1.588cm"/>
          <style:tab-stop style:position="8.89cm"/>
        </style:tab-stops>
      </style:paragraph-properties>
      <style:text-properties officeooo:paragraph-rsid="0016bd29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588cm"/>
          <style:tab-stop style:position="8.89cm"/>
        </style:tab-stops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6.502cm" fo:margin-right="0cm" fo:text-indent="0cm" style:auto-text-indent="false"/>
      <style:text-properties style:font-name="Arial" fo:font-size="11pt" style:font-size-asian="11pt" style:font-name-complex="Arial1" style:font-size-complex="11pt"/>
    </style:style>
    <style:style style:name="P16" style:family="paragraph" style:parent-style-name="Standard">
      <style:paragraph-properties fo:margin-left="6.502cm" fo:margin-right="0cm" fo:text-indent="0cm" style:auto-text-indent="false">
        <style:tab-stops>
          <style:tab-stop style:position="6.985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17" style:family="paragraph" style:parent-style-name="Frame_20_contents">
      <style:paragraph-properties fo:margin-left="0cm" fo:margin-right="1.058cm" fo:text-align="end" style:justify-single-word="false" fo:text-indent="0cm" style:auto-text-indent="false"/>
      <style:text-properties style:font-name="Arial" fo:font-size="8pt" style:font-size-asian="8pt" style:font-name-complex="Arial1" style:font-size-complex="8pt"/>
    </style:style>
    <style:style style:name="P18" style:family="paragraph" style:parent-style-name="Frame_20_contents">
      <style:paragraph-properties fo:margin-left="0cm" fo:margin-right="1.058cm" fo:margin-top="0.071cm" fo:margin-bottom="0cm" style:contextual-spacing="false" fo:text-align="end" style:justify-single-word="false" fo:text-indent="0cm" style:auto-text-indent="false"/>
      <style:text-properties style:font-name="Arial" fo:font-size="8pt" style:font-size-asian="8pt" style:font-name-complex="Arial1" style:font-size-complex="8pt"/>
    </style:style>
    <style:style style:name="P19" style:family="paragraph" style:parent-style-name="Frame_20_contents">
      <style:paragraph-properties fo:margin-left="0cm" fo:margin-right="1.058cm" fo:margin-top="0.071cm" fo:margin-bottom="0cm" style:contextual-spacing="false" fo:text-align="end" style:justify-single-word="false" fo:text-indent="0cm" style:auto-text-indent="false"/>
    </style:style>
    <style:style style:name="P20" style:family="paragraph" style:parent-style-name="Frame_20_contents">
      <style:paragraph-properties fo:margin-left="0cm" fo:margin-right="1.058cm" fo:margin-top="0.071cm" fo:margin-bottom="0cm" style:contextual-spacing="false" fo:text-align="end" style:justify-single-word="false" fo:text-indent="0cm" style:auto-text-indent="false"/>
      <style:text-properties officeooo:paragraph-rsid="0018f624"/>
    </style:style>
    <style:style style:name="P21" style:family="paragraph" style:parent-style-name="Header">
      <style:paragraph-properties fo:text-align="center" style:justify-single-word="false">
        <style:tab-stops>
          <style:tab-stop style:position="1.588cm"/>
          <style:tab-stop style:position="8.89cm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22" style:family="paragraph" style:parent-style-name="Standard" style:master-page-name="Standard">
      <style:paragraph-properties fo:margin-left="6.502cm" fo:margin-right="0cm" fo:text-indent="0cm" style:auto-text-indent="false" style:page-number="auto"/>
      <style:text-properties style:font-name="Arial" fo:font-size="11pt" style:font-size-asian="11pt" style:font-name-complex="Arial1" style:font-size-complex="11pt"/>
    </style:style>
    <style:style style:name="T1" style:family="text">
      <style:text-properties style:font-name="Arial" fo:font-size="11pt" style:font-size-asian="11pt" style:font-name-complex="Arial1" style:font-size-complex="11pt"/>
    </style:style>
    <style:style style:name="T2" style:family="text">
      <style:text-properties style:font-name="Arial" fo:font-size="11pt" officeooo:rsid="00214255" style:font-size-asian="11pt" style:font-name-complex="Arial1" style:font-size-complex="11pt"/>
    </style:style>
    <style:style style:name="T3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Arial2" style:font-size-complex="11pt"/>
    </style:style>
    <style:style style:name="T5" style:family="text">
      <style:text-properties style:font-name="Arial" fo:font-size="11pt" fo:font-weight="bold" officeooo:rsid="001011f9" style:font-size-asian="11pt" style:font-weight-asian="bold" style:font-name-complex="Arial2" style:font-size-complex="11pt"/>
    </style:style>
    <style:style style:name="T6" style:family="text">
      <style:text-properties style:font-name="Arial" fo:font-size="11pt" fo:font-style="italic" style:font-size-asian="11pt" style:font-style-asian="italic" style:font-name-complex="Arial1" style:font-size-complex="11pt"/>
    </style:style>
    <style:style style:name="T7" style:family="text">
      <style:text-properties style:font-name="Arial" fo:font-size="11pt" fo:font-style="italic" style:font-size-asian="11pt" style:font-style-asian="italic" style:font-name-complex="Arial1" style:font-size-complex="11pt" style:font-style-complex="italic"/>
    </style:style>
    <style:style style:name="T8" style:family="text">
      <style:text-properties style:font-name="Arial" fo:font-size="8pt" style:font-size-asian="8pt" style:font-name-complex="Arial1" style:font-size-complex="8pt"/>
    </style:style>
    <style:style style:name="T9" style:family="text">
      <style:text-properties style:font-name="Arial" fo:font-size="8pt" officeooo:rsid="0018f624" style:font-size-asian="8pt" style:font-name-complex="Arial1" style:font-size-complex="8pt"/>
    </style:style>
    <style:style style:name="T10" style:family="text">
      <style:text-properties style:font-name="Arial" fo:font-size="7pt" style:font-size-asian="7pt" style:font-name-complex="Arial1" style:font-size-complex="7pt"/>
    </style:style>
    <style:style style:name="T11" style:family="text">
      <style:text-properties style:font-name="Arial" fo:font-size="7pt" officeooo:rsid="0018f624" style:font-size-asian="7pt" style:font-name-complex="Arial1" style:font-size-complex="7pt"/>
    </style:style>
    <style:style style:name="T12" style:family="text">
      <style:text-properties fo:font-variant="small-caps" style:font-name="Arial" fo:font-size="11pt" style:font-size-asian="11pt" style:font-name-complex="Arial1" style:font-size-complex="11pt"/>
    </style:style>
    <style:style style:name="T13" style:family="text">
      <style:text-properties officeooo:rsid="0021ecfa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5cm" fo:padding-right="0.15cm" fo:padding-top="0.03cm" fo:padding-bottom="0.03cm" fo:border="0.06pt solid #000000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database-display text:table-name="Feuil1" text:table-type="query" text:column-name="Entreprise" text:database-name="stage1">&lt;Entreprise&gt;</text:database-display></text:p>
      <text:p text:style-name="P15"/>
      <text:p text:style-name="P15">A l’attention de</text:p>
      <text:p text:style-name="P15"><text:database-display text:table-name="Feuil1" text:table-type="query" text:column-name="TitreRep" text:database-name="stage1">&lt;TitreRep&gt;</text:database-display> <text:database-display text:table-name="Feuil1" text:table-type="query" text:column-name="PrenomRep" text:database-name="stage1">&lt;PrenomRep&gt;</text:database-display> <text:database-display text:table-name="Feuil1" text:table-type="query" text:column-name="NomRep" text:database-name="stage1">&lt;NomRep&gt;</text:database-display></text:p>
      <text:p text:style-name="P16"><text:database-display text:table-name="Feuil1" text:table-type="query" text:column-name="Ad1Ent" text:database-name="stage1">&lt;Ad1Ent&gt;</text:database-display></text:p>
      <text:p text:style-name="P16"><text:database-display text:table-name="Feuil1" text:table-type="query" text:column-name="Ad2Ent" text:database-name="stage1">&lt;Ad2Ent&gt;</text:database-display></text:p>
      <text:p text:style-name="P16"><text:database-display text:table-name="Feuil1" text:table-type="query" text:column-name="CPEnt" text:database-name="stage1">&lt;CPEnt&gt;</text:database-display> <text:database-display text:table-name="Feuil1" text:table-type="query" text:column-name="VilleEnt" text:database-name="stage1">&lt;VilleEnt&gt;</text:database-display></text:p>
      <text:p text:style-name="P16"/>
      <text:p text:style-name="P16"/>
      <text:p text:style-name="P16"/>
      <text:p text:style-name="P16">Poitiers,</text:p>
      <text:p text:style-name="P16">Le <text:database-display text:table-name="Feuil1" text:table-type="query" text:column-name="DateConvention" text:database-name="stage1">&lt;DateConvention&gt;</text:database-display></text:p>
      <text:p text:style-name="P1"/>
      <text:p text:style-name="P1"/>
      <text:p text:style-name="P1">Objet :<text:tab/></text:p>
      <text:p text:style-name="P9"><text:span text:style-name="T1">Stage Section de Technicien Supérieur « </text:span><text:span text:style-name="T12">Services Informatiques aux Organisations. »</text:span></text:p>
      <text:p text:style-name="P1"/>
      <text:p text:style-name="P1">PJ : 3 conventions de stage</text:p>
      <text:p text:style-name="P1"><draw:frame draw:style-name="fr1" draw:name="Cadre1" text:anchor-type="char" svg:x="-5.41cm" svg:y="0.37cm" svg:width="4.877cm" svg:height="3.154cm" draw:z-index="0"><draw:text-box><text:p text:style-name="P17"/><text:p text:style-name="P17">Dossier suivi par :</text:p><text:p text:style-name="P18">Sylvie CLEMENT</text:p><text:p text:style-name="P18">Tél. : 05 49.44.81.05</text:p><text:p text:style-name="P18">Fax : 05 49 44 81 10</text:p><text:p text:style-name="P20"><text:span text:style-name="T9">C</text:span><text:span text:style-name="T8">ourriel :</text:span></text:p><text:p text:style-name="P20"><text:a xlink:type="simple" xlink:href="mailto:syvie.clement@ac-poitiers.fr" text:style-name="Internet_20_link"><text:span text:style-name="T10">sy</text:span></text:a><text:a xlink:type="simple" xlink:href="mailto:syvie.clement@ac-poitiers.fr" text:style-name="Internet_20_link"><text:span text:style-name="T11">l</text:span></text:a><text:a xlink:type="simple" xlink:href="mailto:syvie.clement@ac-poitiers.fr" text:style-name="Internet_20_link"><text:span text:style-name="T10">vie.clement@ac-poitiers.fr</text:span></text:a></text:p><text:p text:style-name="P19"/></draw:text-box></draw:frame></text:p>
      <text:p text:style-name="P1"/>
      <text:p text:style-name="P2"><text:database-display text:table-name="Feuil1" text:table-type="query" text:column-name="TitreRep" text:database-name="stage1">&lt;TitreRep&gt;</text:database-display>,</text:p>
      <text:p text:style-name="P2"/>
      <text:p text:style-name="P3">Vous nous avez donné votre accord pour recevoir en stage dans votre <text:database-display text:table-name="Feuil1" text:table-type="query" text:column-name="TypeEnt" text:database-name="stage1">&lt;TypeEnt&gt;</text:database-display>, </text:p>
      <text:p text:style-name="P13"><text:span text:style-name="T3">du </text:span><text:span text:style-name="T5">lundi 11 janvier 2016 </text:span><text:span text:style-name="T4">au </text:span><text:span text:style-name="T5">vendredi 19 février 2016</text:span></text:p>
      <text:p text:style-name="P21"><text:database-display text:table-name="Feuil1" text:table-type="query" text:column-name="PrenomEtu" text:database-name="stage1">&lt;PrenomEtu&gt;</text:database-display> <text:database-display text:table-name="Feuil1" text:table-type="query" text:column-name="NomEtu" text:database-name="stage1">&lt;NomEtu&gt;</text:database-display></text:p>
      <text:p text:style-name="P8"/>
      <text:p text:style-name="P3"/>
      <text:p text:style-name="P10"><text:span text:style-name="T1">étudiant(e) en deuxième année dans la Section de Technicien Supérieur «</text:span><text:span text:style-name="T12">Services Informatiques aux Organisations</text:span><text:span text:style-name="T1">».</text:span></text:p>
      <text:p text:style-name="P4"/>
      <text:p text:style-name="P3">Nous vous remercions vivement de l'aide que vous nous apportez pour la formation de nos étudiants.</text:p>
      <text:p text:style-name="P3"/>
      <text:p text:style-name="P3">Vous trouverez ci-joint la convention de stage en trois exemplaires.</text:p>
      <text:p text:style-name="P3"/>
      <text:p text:style-name="P14"><text:span text:style-name="T1">Vous voudrez bien </text:span><text:span text:style-name="T6">compléter les articles 3 et 10</text:span><text:span text:style-name="T1"> de cette convention ainsi que l</text:span><text:span text:style-name="T7">'annexe pédagogique</text:span><text:span text:style-name="T1"> et nous retourner deux exemplaires signés, à l'attention de Mme Sylvie Clément, </text:span><text:span text:style-name="T2">Directrice déléguée aux formations professionnelles et technologiques</text:span><text:span text:style-name="T1">.</text:span></text:p>
      <text:p text:style-name="P3"/>
      <text:p text:style-name="P3"/>
      <text:p text:style-name="P3">Je vous prie de croire, <text:database-display text:table-name="Feuil1" text:table-type="query" text:column-name="TitreRep" text:database-name="stage1">&lt;TitreRep&gt;</text:database-display>, en l'assurance de notre parfaite considération.</text:p>
      <text:p text:style-name="P5"/>
      <text:p text:style-name="P7"><text:tab/>Pour le Proviseur et par délégation,</text:p>
      <text:p text:style-name="P7"><text:tab/>L<text:span text:style-name="T13">a Directrice déléguée</text:span></text:p>
      <text:p text:style-name="P6"/>
      <text:p text:style-name="P12"/>
      <text:p text:style-name="P12"/>
      <text:p text:style-name="P11"><text:tab/><text:span text:style-name="T1">Sylvie CL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fr" fo:country="FR" style:letter-kerning="true" style:font-name-asian="Times New Roman1" style:font-size-asian="10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/>
      <style:text-properties fo:font-size="11pt" fo:language="en" fo:country="GB" style:font-size-asian="11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11pt" fo:language="en" fo:country="GB" style:text-underline-style="solid" style:text-underline-width="auto" style:text-underline-color="font-color" style:font-size-asian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1_20_Car" style:display-name="Titre 1 Car" style:family="text" style:parent-style-name="Default_20_Paragraph_20_Font">
      <style:text-properties fo:font-size="11pt" fo:language="en" fo:country="GB" style:text-underline-style="solid" style:text-underline-width="auto" style:text-underline-color="font-color" style:font-size-asian="11pt" style:font-size-complex="12pt"/>
    </style:style>
    <style:style style:name="Corps_20_de_20_texte_20_Car" style:display-name="Corps de texte Car" style:family="text" style:parent-style-name="Default_20_Paragraph_20_Font">
      <style:text-properties fo:font-size="11pt" fo:language="en" fo:country="GB" style:font-size-asian="11pt" style:font-size-complex="12pt"/>
    </style:style>
    <style:style style:name="En-tête_20_Car" style:display-name="En-tête Car" style:family="text" style:parent-style-name="Default_20_Paragraph_20_Font">
      <style:text-properties fo:font-size="12pt" style:font-size-asian="12pt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2cm" fo:margin-bottom="1.752cm" fo:margin-left="6.033cm" fo:margin-right="1.316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itiers, le 15 mai 2009</dc:title>
    <meta:initial-creator>laa</meta:initial-creator>
    <meta:editing-cycles>10</meta:editing-cycles>
    <meta:print-date>2015-10-15T10:35:41.114000000</meta:print-date>
    <meta:creation-date>2015-10-02T12:51:00</meta:creation-date>
    <dc:date>2016-01-05T14:37:55.557000000</dc:date>
    <meta:editing-duration>PT13M41S</meta:editing-duration>
    <meta:generator>LibreOffice/4.2.6.3$Windows_x86 LibreOffice_project/3fd416d4c6db7d3204c17ce57a1d70f6e531ee21</meta:generator>
    <meta:document-statistic meta:table-count="0" meta:image-count="0" meta:object-count="0" meta:page-count="1" meta:paragraph-count="29" meta:word-count="184" meta:character-count="1211" meta:non-whitespace-character-count="105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